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d9b" officeooo:paragraph-rsid="001a5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djbrkjbfjkbkbf jrkjarkjb kjfkbjfrkj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03:16:07.719967379</meta:creation-date>
    <dc:date>2023-03-26T03:16:28.903916546</dc:date>
    <meta:editing-duration>PT22S</meta:editing-duration>
    <meta:editing-cycles>1</meta:editing-cycles>
    <meta:document-statistic meta:table-count="0" meta:image-count="0" meta:object-count="0" meta:page-count="1" meta:paragraph-count="1" meta:word-count="3" meta:character-count="37" meta:non-whitespace-character-count="35"/>
    <meta:generator>LibreOffice/7.4.6.2$Linux_X86_64 LibreOffice_project/40$Build-2</meta:generator>
  </office:meta>
</office:document-meta>
</file>